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c531" officeooo:paragraph-rsid="0019c531"/>
    </style:style>
    <style:style style:name="P2" style:family="paragraph" style:parent-style-name="Standard">
      <style:text-properties fo:color="#ff6600" fo:font-size="14pt" officeooo:rsid="0019c531" officeooo:paragraph-rsid="0019c531" style:font-size-asian="14pt" style:font-size-complex="14pt"/>
    </style:style>
    <style:style style:name="P3" style:family="paragraph" style:parent-style-name="Standard">
      <style:text-properties fo:font-size="14pt" officeooo:rsid="0019c531" officeooo:paragraph-rsid="0019c531" style:font-size-asian="14pt" style:font-size-complex="14pt"/>
    </style:style>
    <style:style style:name="P4" style:family="paragraph" style:parent-style-name="Standard">
      <style:text-properties fo:color="#000000" fo:font-size="14pt" officeooo:rsid="0019c531" officeooo:paragraph-rsid="0019c531" style:font-size-asian="14pt" style:font-size-complex="14pt"/>
    </style:style>
    <style:style style:name="T1" style:family="text">
      <style:text-properties fo:color="#ff6600"/>
    </style:style>
    <style:style style:name="T2" style:family="text">
      <style:text-properties fo:color="#ff6600" officeooo:rsid="001c5289"/>
    </style:style>
    <style:style style:name="T3" style:family="text">
      <style:text-properties officeooo:rsid="001a7275"/>
    </style:style>
    <style:style style:name="T4" style:family="text">
      <style:text-properties officeooo:rsid="001addce"/>
    </style:style>
    <style:style style:name="T5" style:family="text">
      <style:text-properties officeooo:rsid="001c5289"/>
    </style:style>
    <style:style style:name="T6" style:family="text">
      <style:text-properties officeooo:rsid="001f1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logue :</text:p>
      <text:p text:style-name="P1"/>
      <text:p text:style-name="P3">Hello !</text:p>
      <text:p text:style-name="P3"/>
      <text:p text:style-name="P2">Hi, my name is James, I’m 28 years old and I’m looking for a job in trade !<text:span text:style-name="T5"> </text:span></text:p>
      <text:p text:style-name="P3"/>
      <text:p text:style-name="P3">Ok, <text:span text:style-name="T5">so ... I’m Harry, a job specialist. I’ve got a website with jobs supplies and videos to explain ‘haw to make a good CV’. </text:span>I’m going to have a look on my <text:span text:style-name="T6">job </text:span>list. Can you give me your CV and your cover letter ? <text:span text:style-name="T5">It’s important to present yourself and skills!</text:span></text:p>
      <text:p text:style-name="P3"/>
      <text:p text:style-name="P2">Yes, no problem … Here !</text:p>
      <text:p text:style-name="P2"/>
      <text:p text:style-name="P3">Thanks, what did you do to get a job ? <text:span text:style-name="T5">Where did you search a job ?</text:span></text:p>
      <text:p text:style-name="P3"/>
      <text:p text:style-name="P2">I checked on the web and in news papers adds but nothing seems to be appropriate to my profile.</text:p>
      <text:p text:style-name="P2"/>
      <text:p text:style-name="P3"><text:span text:style-name="T5">So w</text:span>hat are you looking for exactly ?</text:p>
      <text:p text:style-name="P3"/>
      <text:p text:style-name="P2">I’d like to enter in a startup in which I could seel product and export it trought the world</text:p>
      <text:p text:style-name="P3"/>
      <text:p text:style-name="P3">You should contact Mr Jacky who is a trade specialist. I’ll give you his address. <text:span text:style-name="T5">It’s will be on your email inbox.</text:span></text:p>
      <text:p text:style-name="P2"/>
      <text:p text:style-name="P2"><text:s/>What else can I do ? Because I have to find a job very quickly. </text:p>
      <text:p text:style-name="P3"/>
      <text:p text:style-name="P3">Well, I think you should have a look on the Internet and create your profile on our website which offer lot of employments every days. I also think that you should <text:span text:style-name="T3">make </text:span>a CV more professional, there’s too much color in ! <text:span text:style-name="T4">You souldn’t put a photo on your CV ! … <text:s/>I see spellings faults !</text:span></text:p>
      <text:p text:style-name="P2"/>
      <text:p text:style-name="P3"><text:span text:style-name="T1">Ok, </text:span><text:span text:style-name="T2">I</text:span><text:span text:style-name="T1">’m gonna do this, thank you so much for your advices. I’ll go back to you in a month to tell you</text:span> <text:span text:style-name="T1">more about my situation</text:span></text:p>
      <text:p text:style-name="P4"/>
      <text:p text:style-name="P4">Let’s do it ! Prefect ! See you.</text:p>
      <text:p text:style-name="P3"/>
      <text:p text:style-name="P2">See you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4:32.773106879</meta:creation-date>
    <dc:date>2017-02-17T11:31:56.362000000</dc:date>
    <meta:editing-duration>PT8M27S</meta:editing-duration>
    <meta:editing-cycles>4</meta:editing-cycles>
    <meta:generator>LibreOffice/5.1.5.2$Windows_x86 LibreOffice_project/7a864d8825610a8c07cfc3bc01dd4fce6a9447e5</meta:generator>
    <meta:print-date>2017-02-17T11:31:49.330000000</meta:print-date>
    <meta:document-statistic meta:table-count="0" meta:image-count="0" meta:object-count="0" meta:page-count="1" meta:paragraph-count="15" meta:word-count="276" meta:character-count="1300" meta:non-whitespace-character-count="1035"/>
  </office:meta>
</office:document-meta>
</file>